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965in" style:rel-column-width="859*"/>
    </style:style>
    <style:style style:name="Table1.B" style:family="table-column">
      <style:table-column-properties style:column-width="2.816in" style:rel-column-width="4055*"/>
    </style:style>
    <style:style style:name="Table1.C" style:family="table-column">
      <style:table-column-properties style:column-width="3.2806in" style:rel-column-width="472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a703" officeooo:paragraph-rsid="0003a703"/>
    </style:style>
    <style:style style:name="P2" style:family="paragraph" style:parent-style-name="Table_20_Contents">
      <style:paragraph-properties fo:text-align="center" style:justify-single-word="false"/>
      <style:text-properties officeooo:rsid="0003a703" officeooo:paragraph-rsid="0003a703"/>
    </style:style>
    <style:style style:name="P3" style:family="paragraph" style:parent-style-name="Table_20_Contents">
      <style:paragraph-properties fo:text-align="start" style:justify-single-word="false"/>
      <style:text-properties officeooo:rsid="0003a703" officeooo:paragraph-rsid="0003a703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3a703" officeooo:paragraph-rsid="0003a70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Schritt</text:p>
          </table:table-cell>
          <table:table-cell table:style-name="Table1.A1" office:value-type="string">
            <text:p text:style-name="P1">Tätigkeit</text:p>
          </table:table-cell>
          <table:table-cell table:style-name="Table1.C1" office:value-type="string">
            <text:p text:style-name="P1">Abteilung/Beleg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">Festlegung der benötigten Komponenten</text:p>
          </table:table-cell>
          <table:table-cell table:style-name="Table1.C2" office:value-type="string">
            <text:p text:style-name="P1">Bestimmung der Komponenten aufgrund der <text:span text:style-name="T1">Erzeugnisstruktur</text:span>, oder besser <text:span text:style-name="T1">Stückliste</text:span>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">Prüfung ob Komponenten im Lager vorhanden sind</text:p>
          </table:table-cell>
          <table:table-cell table:style-name="Table1.C2" office:value-type="string">
            <text:p text:style-name="P1">Nutzung der <text:span text:style-name="T1">Lagerbestandsdatei</text:span>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Suche möglicher Lieferanten, Nutzung analoger und digitaler Datenbank</text:p>
          </table:table-cell>
          <table:table-cell table:style-name="Table1.C2" office:value-type="string">
            <text:p text:style-name="P1"><text:span text:style-name="T2">Alternative</text:span>:</text:p>
            <text:p text:style-name="P1">1. <text:span text:style-name="T1">Lieferantenstammdatei</text:span>: Lieferanten mit denen man bereits Geschäftsbeziehungen hatte</text:p>
            <text:p text:style-name="P1">2. Datenbanken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"><text:span text:style-name="T1">Anfrage</text:span> an Lieferanten stellen</text:p>
          </table:table-cell>
          <table:table-cell table:style-name="Table1.C2" office:value-type="string">
            <text:p text:style-name="P1">Form: schriftlich (Mail, Post) und mündlich (Telefon, Treffen)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"><text:span text:style-name="T1">Angebote </text:span>einholen und vergleichen</text:p>
            <text:p text:style-name="P1">Ziel: den besten Anbieter festlegen</text:p>
          </table:table-cell>
          <table:table-cell table:style-name="Table1.C2" office:value-type="string">
            <text:p text:style-name="P1">Vergleich von:</text:p>
            <text:p text:style-name="P3">- <text:span text:style-name="T1">quantitativen</text:span> (objektiv bewertbar) Kriterien:</text:p>
            <text:p text:style-name="P3">Preis, Kapazität, Geschwindigkeit usw</text:p>
            <text:p text:style-name="P3">- <text:span text:style-name="T1">qualitativen </text:span><text:span text:style-name="T2">(subjektiv bewertbar) Kriterien:</text:span></text:p>
            <text:p text:style-name="P3"><text:span text:style-name="T2">Verarbeitung, Aussehen, Marke, Image, sonstige Angebotsleistungen</text:span></text:p>
            <text:p text:style-name="P4">Nutzwerttabelle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"><text:span text:style-name="T1">Bestellung</text:span> beim ausgewählten Lieferanten aufgeben</text:p>
          </table:table-cell>
          <table:table-cell table:style-name="Table1.C2" office:value-type="string">
            <text:p text:style-name="P1">schriftlich bzw mündlich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1"><text:span text:style-name="T1">Lager </text:span>informieren</text:p>
          </table:table-cell>
          <table:table-cell table:style-name="Table1.C2" office:value-type="string">
            <text:p text:style-name="P1">Bei eintreffender Ware muss eine <text:span text:style-name="T1">Eingangskontrolle </text:span>stattfin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09:55:32.598086889</meta:creation-date>
    <dc:date>2022-09-08T11:09:07.537675091</dc:date>
    <meta:editing-duration>PT1H13M35S</meta:editing-duration>
    <meta:editing-cycles>1</meta:editing-cycles>
    <meta:document-statistic meta:table-count="1" meta:image-count="0" meta:object-count="0" meta:page-count="1" meta:paragraph-count="32" meta:word-count="114" meta:character-count="950" meta:non-whitespace-character-count="868"/>
    <meta:generator>LibreOffice/7.4.0.3$MacOSX_X86_64 LibreOffice_project/f85e47c08ddd19c015c0114a68350214f7066f5a</meta:generator>
  </office:meta>
</office:document-meta>
</file>